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6pt" fo:language="en" fo:country="US" style:font-size-asian="14pt" style:font-size-complex="16pt"/>
    </style:style>
    <style:style style:name="P2" style:family="paragraph" style:parent-style-name="Heading_20_3">
      <style:paragraph-properties fo:text-align="start" style:justify-single-word="false"/>
    </style:style>
    <style:style style:name="P3" style:family="paragraph" style:parent-style-name="Heading_20_3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ing_20_4">
      <style:paragraph-properties fo:text-align="start" style:justify-single-word="false"/>
      <style:text-properties fo:font-size="16pt" fo:language="en" fo:country="US" style:font-size-asian="14pt" style:font-size-complex="16pt"/>
    </style:style>
    <style:style style:name="P5" style:family="paragraph" style:parent-style-name="Heading_20_4">
      <style:paragraph-properties fo:text-align="start" style:justify-single-word="false"/>
    </style:style>
    <style:style style:name="P6" style:family="paragraph" style:parent-style-name="Heading_20_5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language="en" fo:country="US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language="en" fo:country="US" style:font-size-asian="14pt" style:font-size-complex="16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Heading_20_4" style:list-style-name="L35"/>
    <style:style style:name="P11" style:family="paragraph" style:parent-style-name="Heading_20_3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en" fo:country="US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Standard" style:list-style-name="L7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paragraph-properties fo:text-align="start" style:justify-single-word="false"/>
      <style:text-properties fo:language="en" fo:country="US"/>
    </style:style>
    <style:style style:name="P21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 style:list-style-name="L29"/>
    <style:style style:name="P38" style:family="paragraph" style:parent-style-name="Text_20_body" style:list-style-name="L30"/>
    <style:style style:name="P39" style:family="paragraph" style:parent-style-name="Text_20_body" style:list-style-name="L35"/>
    <style:style style:name="P40" style:family="paragraph" style:parent-style-name="Text_20_body" style:list-style-name="L36"/>
    <style:style style:name="P41" style:family="paragraph" style:parent-style-name="Text_20_body" style:list-style-name="L37"/>
    <style:style style:name="P42" style:family="paragraph" style:parent-style-name="Text_20_body" style:list-style-name="L44"/>
    <style:style style:name="P43" style:family="paragraph" style:parent-style-name="Text_20_body" style:list-style-name="L45"/>
    <style:style style:name="P44" style:family="paragraph" style:parent-style-name="Text_20_body" style:list-style-name="L48"/>
    <style:style style:name="P45" style:family="paragraph" style:parent-style-name="Text_20_body" style:list-style-name="L49"/>
    <style:style style:name="P46" style:family="paragraph" style:parent-style-name="Text_20_body" style:list-style-name="L51"/>
    <style:style style:name="P47" style:family="paragraph" style:parent-style-name="Text_20_body" style:list-style-name="L52"/>
    <style:style style:name="P48" style:family="paragraph" style:parent-style-name="Text_20_body" style:list-style-name="L53"/>
    <style:style style:name="P49" style:family="paragraph" style:parent-style-name="Text_20_body" style:list-style-name="L55"/>
    <style:style style:name="P50" style:family="paragraph" style:parent-style-name="Text_20_body" style:list-style-name="L1">
      <style:paragraph-properties fo:margin-top="0cm" fo:margin-bottom="0cm"/>
    </style:style>
    <style:style style:name="P51" style:family="paragraph" style:parent-style-name="Text_20_body" style:list-style-name="L2">
      <style:paragraph-properties fo:margin-top="0cm" fo:margin-bottom="0cm"/>
    </style:style>
    <style:style style:name="P52" style:family="paragraph" style:parent-style-name="Text_20_body" style:list-style-name="L3">
      <style:paragraph-properties fo:margin-top="0cm" fo:margin-bottom="0cm"/>
    </style:style>
    <style:style style:name="P53" style:family="paragraph" style:parent-style-name="Text_20_body" style:list-style-name="L5">
      <style:paragraph-properties fo:margin-top="0cm" fo:margin-bottom="0cm"/>
    </style:style>
    <style:style style:name="P54" style:family="paragraph" style:parent-style-name="Text_20_body" style:list-style-name="L6">
      <style:paragraph-properties fo:margin-top="0cm" fo:margin-bottom="0cm"/>
    </style:style>
    <style:style style:name="P55" style:family="paragraph" style:parent-style-name="Text_20_body" style:list-style-name="L8">
      <style:paragraph-properties fo:margin-top="0cm" fo:margin-bottom="0cm"/>
    </style:style>
    <style:style style:name="P56" style:family="paragraph" style:parent-style-name="Text_20_body" style:list-style-name="L9">
      <style:paragraph-properties fo:margin-top="0cm" fo:margin-bottom="0cm"/>
    </style:style>
    <style:style style:name="P57" style:family="paragraph" style:parent-style-name="Text_20_body" style:list-style-name="L13">
      <style:paragraph-properties fo:margin-top="0cm" fo:margin-bottom="0cm"/>
    </style:style>
    <style:style style:name="P58" style:family="paragraph" style:parent-style-name="Text_20_body" style:list-style-name="L14">
      <style:paragraph-properties fo:margin-top="0cm" fo:margin-bottom="0cm"/>
    </style:style>
    <style:style style:name="P59" style:family="paragraph" style:parent-style-name="Text_20_body" style:list-style-name="L15">
      <style:paragraph-properties fo:margin-top="0cm" fo:margin-bottom="0cm"/>
    </style:style>
    <style:style style:name="P60" style:family="paragraph" style:parent-style-name="Text_20_body" style:list-style-name="L21">
      <style:paragraph-properties fo:margin-top="0cm" fo:margin-bottom="0cm"/>
    </style:style>
    <style:style style:name="P61" style:family="paragraph" style:parent-style-name="Text_20_body" style:list-style-name="L22">
      <style:paragraph-properties fo:margin-top="0cm" fo:margin-bottom="0cm"/>
    </style:style>
    <style:style style:name="P62" style:family="paragraph" style:parent-style-name="Text_20_body" style:list-style-name="L24">
      <style:paragraph-properties fo:margin-top="0cm" fo:margin-bottom="0cm"/>
    </style:style>
    <style:style style:name="P63" style:family="paragraph" style:parent-style-name="Text_20_body" style:list-style-name="L30">
      <style:paragraph-properties fo:margin-top="0cm" fo:margin-bottom="0cm"/>
    </style:style>
    <style:style style:name="P64" style:family="paragraph" style:parent-style-name="Text_20_body" style:list-style-name="L31">
      <style:paragraph-properties fo:margin-top="0cm" fo:margin-bottom="0cm"/>
    </style:style>
    <style:style style:name="P65" style:family="paragraph" style:parent-style-name="Text_20_body" style:list-style-name="L32">
      <style:paragraph-properties fo:margin-top="0cm" fo:margin-bottom="0cm"/>
    </style:style>
    <style:style style:name="P66" style:family="paragraph" style:parent-style-name="Text_20_body" style:list-style-name="L33">
      <style:paragraph-properties fo:margin-top="0cm" fo:margin-bottom="0cm"/>
    </style:style>
    <style:style style:name="P67" style:family="paragraph" style:parent-style-name="Text_20_body" style:list-style-name="L34">
      <style:paragraph-properties fo:margin-top="0cm" fo:margin-bottom="0cm"/>
    </style:style>
    <style:style style:name="P68" style:family="paragraph" style:parent-style-name="Text_20_body" style:list-style-name="L36">
      <style:paragraph-properties fo:margin-top="0cm" fo:margin-bottom="0cm"/>
    </style:style>
    <style:style style:name="P69" style:family="paragraph" style:parent-style-name="Text_20_body" style:list-style-name="L37">
      <style:paragraph-properties fo:margin-top="0cm" fo:margin-bottom="0cm"/>
    </style:style>
    <style:style style:name="P70" style:family="paragraph" style:parent-style-name="Text_20_body" style:list-style-name="L38">
      <style:paragraph-properties fo:margin-top="0cm" fo:margin-bottom="0cm"/>
    </style:style>
    <style:style style:name="P71" style:family="paragraph" style:parent-style-name="Text_20_body" style:list-style-name="L39">
      <style:paragraph-properties fo:margin-top="0cm" fo:margin-bottom="0cm"/>
    </style:style>
    <style:style style:name="P72" style:family="paragraph" style:parent-style-name="Text_20_body" style:list-style-name="L40">
      <style:paragraph-properties fo:margin-top="0cm" fo:margin-bottom="0cm"/>
    </style:style>
    <style:style style:name="P73" style:family="paragraph" style:parent-style-name="Text_20_body" style:list-style-name="L41">
      <style:paragraph-properties fo:margin-top="0cm" fo:margin-bottom="0cm"/>
    </style:style>
    <style:style style:name="P74" style:family="paragraph" style:parent-style-name="Text_20_body" style:list-style-name="L42">
      <style:paragraph-properties fo:margin-top="0cm" fo:margin-bottom="0cm"/>
    </style:style>
    <style:style style:name="P75" style:family="paragraph" style:parent-style-name="Text_20_body" style:list-style-name="L43">
      <style:paragraph-properties fo:margin-top="0cm" fo:margin-bottom="0cm"/>
    </style:style>
    <style:style style:name="P76" style:family="paragraph" style:parent-style-name="Text_20_body" style:list-style-name="L45">
      <style:paragraph-properties fo:margin-top="0cm" fo:margin-bottom="0cm"/>
    </style:style>
    <style:style style:name="P77" style:family="paragraph" style:parent-style-name="Text_20_body" style:list-style-name="L47">
      <style:paragraph-properties fo:margin-top="0cm" fo:margin-bottom="0cm"/>
    </style:style>
    <style:style style:name="P78" style:family="paragraph" style:parent-style-name="Text_20_body" style:list-style-name="L52">
      <style:paragraph-properties fo:margin-top="0cm" fo:margin-bottom="0cm"/>
    </style:style>
    <style:style style:name="P79" style:family="paragraph" style:parent-style-name="Text_20_body" style:list-style-name="L53">
      <style:paragraph-properties fo:margin-top="0cm" fo:margin-bottom="0cm"/>
    </style:style>
    <style:style style:name="P80" style:family="paragraph" style:parent-style-name="Heading_20_2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nergy Model</text:p>
      <text:p text:style-name="P7"/>
      <text:h text:style-name="P1" text:outline-level="3">Step-by-Step Mathematical Model</text:h>
      <text:h text:style-name="Heading_20_4" text:outline-level="4">1. <text:span text:style-name="Strong_20_Emphasis">Solar Position Calculation</text:span></text:h>
      <text:p text:style-name="Text_20_body">To start, we need the <text:span text:style-name="Strong_20_Emphasis">solar position</text:span> at each time step (hourly), including:</text:p>
      <text:list xml:id="list6965068039169870962" text:style-name="L1">
        <text:list-item>
          <text:p text:style-name="P50"><text:span text:style-name="Strong_20_Emphasis">Solar zenith angle (θz​)</text:span>: The angle between the sun and the vertical direction.</text:p>
        </text:list-item>
        <text:list-item>
          <text:p text:style-name="P17"><text:span text:style-name="Strong_20_Emphasis">Solar azimuth angle (</text:span><text:span text:style-name="Strong_20_Emphasis"><text:span text:style-name="T1">A</text:span></text:span><text:span text:style-name="Strong_20_Emphasis">)</text:span>: The compass direction from which the sunlight is coming.</text:p>
        </text:list-item>
      </text:list>
      <text:p text:style-name="Text_20_body">These depend on the <text:span text:style-name="Strong_20_Emphasis">location of the building</text:span>, the <text:span text:style-name="Strong_20_Emphasis">day of the year</text:span>, and the <text:span text:style-name="Strong_20_Emphasis">time of day</text:span>.</text:p>
      <text:p text:style-name="Text_20_body">For each hour, we can calculate these angles using standard solar position equations or data from a solar position library like <text:span text:style-name="Strong_20_Emphasis">pvlib</text:span> (not in your time series file but necessary for positioning).</text:p>
      <text:h text:style-name="P4" text:outline-level="4">2. <text:span text:style-name="Strong_20_Emphasis">Incidence Angle Calculation</text:span></text:h>
      <text:p text:style-name="Text_20_body">Once we have the solar position, we need to compute the <text:span text:style-name="Strong_20_Emphasis">incidence angle (θincidence</text:span><text:span text:style-name="Strong_20_Emphasis"><text:span text:style-name="T1">)</text:span></text:span><text:span text:style-name="Strong_20_Emphasis"> </text:span><text:s/>between the sun’s rays and the solar panel. This angle depends on the <text:span text:style-name="Strong_20_Emphasis">tilt</text:span> and <text:span text:style-name="Strong_20_Emphasis">azimuth</text:span> of the panel, as well as the solar position.</text:p>
      <text:p text:style-name="Text_20_body"><text:span text:style-name="Strong_20_Emphasis">Formula</text:span>:</text:p>
      <text:p text:style-name="Text_20_body">cos(θincidence​)=sin(θz​)sin(β)+cos(θz​)cos(β)cos(A−Ap​) </text:p>
      <text:p text:style-name="Text_20_body">Where:</text:p>
      <text:list xml:id="list5147518187099251700" text:style-name="L2">
        <text:list-item>
          <text:p text:style-name="P51">θz is the solar zenith angle.</text:p>
        </text:list-item>
        <text:list-item>
          <text:p text:style-name="P51">β\ is the tilt angle of the panel.</text:p>
        </text:list-item>
        <text:list-item>
          <text:p text:style-name="P51">Ais the solar azimuth angle.</text:p>
        </text:list-item>
        <text:list-item>
          <text:p text:style-name="P18">Ap is the panel’s azimuth.</text:p>
        </text:list-item>
      </text:list>
      <text:p text:style-name="Text_20_body"/>
      <text:h text:style-name="P4" text:outline-level="4"/>
      <text:h text:style-name="P4" text:outline-level="4"/>
      <text:h text:style-name="P4" text:outline-level="4">3. <text:span text:style-name="Strong_20_Emphasis">Adjusting Solar Irradiance for Tilt</text:span></text:h>
      <text:p text:style-name="Text_20_body">Next, we need to convert the <text:span text:style-name="Strong_20_Emphasis">solar irradiance</text:span> in the time series (which is measured on a <text:span text:style-name="Strong_20_Emphasis">horizontal surface</text:span>) to the <text:span text:style-name="Strong_20_Emphasis">tilted surface</text:span> of the solar panels. This requires two steps: adjusting both <text:span text:style-name="Strong_20_Emphasis">direct</text:span> and <text:span text:style-name="Strong_20_Emphasis">diffuse</text:span> irradiance values.</text:p>
      <text:h text:style-name="Heading_20_5" text:outline-level="5"><text:span text:style-name="Strong_20_Emphasis">Direct Irradiance (SolRad_Hor) on the Tilted Surface</text:span></text:h>
      <text:p text:style-name="Text_20_body">For each hour, we use the <text:span text:style-name="Strong_20_Emphasis">direct horizontal irradiance</text:span> (<text:span text:style-name="Source_20_Text">SolRad_Hor</text:span>) and adjust it based on the incidence angle.</text:p>
      <text:p text:style-name="Text_20_body"><text:span text:style-name="Strong_20_Emphasis">Formula</text:span>:</text:p>
      <text:p text:style-name="P8"><text:s text:c="6"/>Idirect_tilted​=Idirect_hor​×cos(θincidence​) </text:p>
      <text:p text:style-name="P8"><text:soft-page-break/></text:p>
      <text:p text:style-name="P8"/>
      <text:p text:style-name="P8">Where: </text:p>
      <text:p text:style-name="P8"/>
      <text:p text:style-name="P9">Idirect_hor​ is the direct horizontal solar irradiance (from your time series data: <text:span text:style-name="Strong_20_Emphasis">SolRad_Hor</text:span>). </text:p>
      <text:p text:style-name="P9"/>
      <text:p text:style-name="P9"/>
      <text:p text:style-name="P9">θincidence​ is the incidence angle we calculated earlier. </text:p>
      <text:p text:style-name="P9"/>
      <text:h text:style-name="P6" text:outline-level="5"><text:span text:style-name="Strong_20_Emphasis">Diffuse Irradiance (SolRad_Dif) on the Tilted Surface</text:span></text:h>
      <text:p text:style-name="Text_20_body">The <text:span text:style-name="Strong_20_Emphasis">diffuse solar irradiance</text:span> (<text:span text:style-name="Source_20_Text">SolRad_Dif</text:span>) is spread over the entire sky, so it must also be adjusted for the tilt angle of the panels.</text:p>
      <text:p text:style-name="Text_20_body"><text:span text:style-name="Strong_20_Emphasis">Formula</text:span>:</text:p>
      <text:p text:style-name="P9"/>
      <text:p text:style-name="P9">Idiffuse_tilted​ = Idiffuse_hor​<text:span text:style-name="T1"> <text:s/></text:span><text:span text:style-name="T1">x</text:span><text:span text:style-name="T1"> </text:span><text:span text:style-name="T1">(</text:span>1+cos(β)​ <text:span text:style-name="T1">)/2</text:span></text:p>
      <text:p text:style-name="P12"/>
      <text:p text:style-name="P12">Where: </text:p>
      <text:p text:style-name="P9"><text:span text:style-name="T1">Idiffuse_hor​ is the diffuse horizontal irradiance (from your time series data: </text:span><text:span text:style-name="Strong_20_Emphasis"><text:span text:style-name="T1">SolRad_Dif</text:span></text:span><text:span text:style-name="T1">). </text:span></text:p>
      <text:p text:style-name="P12"/>
      <text:p text:style-name="P12">β is the tilt angle of the panel. </text:p>
      <text:p text:style-name="P12"/>
      <text:h text:style-name="P6" text:outline-level="5"><text:span text:style-name="Strong_20_Emphasis"><text:span text:style-name="T1">Total Irradiance on the Tilted Surface</text:span></text:span></text:h>
      <text:p text:style-name="Text_20_body">The <text:span text:style-name="Strong_20_Emphasis">total solar irradiance</text:span> on the tilted panel is the sum of the <text:span text:style-name="Strong_20_Emphasis">direct</text:span> and <text:span text:style-name="Strong_20_Emphasis">diffuse</text:span> components:</text:p>
      <text:p text:style-name="P12">Itilted​=Idirect_tilted​+Idiffuse_tilted​ </text:p>
      <text:p text:style-name="P12"/>
      <text:p text:style-name="P12"/>
      <text:p text:style-name="P12"/>
      <text:p text:style-name="P12"/>
      <text:p text:style-name="P12"/>
      <text:p text:style-name="P12"/>
      <text:h text:style-name="P5" text:outline-level="4"><text:span text:style-name="T1">4. </text:span><text:span text:style-name="Strong_20_Emphasis"><text:span text:style-name="T1">Adjusting for Temperature Effects</text:span></text:span></text:h>
      <text:p text:style-name="Text_20_body">The <text:span text:style-name="Strong_20_Emphasis">air temperature</text:span> from the time series file affects the efficiency of the solar panels, which decreases as they heat up. The <text:span text:style-name="Strong_20_Emphasis">cell temperature</text:span> <text:span text:style-name="T1">Tcell </text:span><text:span text:style-name="T1">o</text:span><text:span text:style-name="T1">f</text:span> the panels is calculated using the air temperature and the solar irradiance:</text:p>
      <text:p text:style-name="P12"/>
      <text:p text:style-name="P9"><text:span text:style-name="Strong_20_Emphasis"><text:span text:style-name="T1">Formula</text:span></text:span><text:span text:style-name="T1">: </text:span></text:p>
      <text:p text:style-name="P12"/>
      <text:p text:style-name="P9"><text:span text:style-name="T1">Tcell​=Tair​ + </text:span><text:span text:style-name="T1">(</text:span><text:span text:style-name="T1">Itilted/</text:span><text:span text:style-name="T1">800) </text:span><text:span text:style-name="T1">​​×(NOCT−20) </text:span></text:p>
      <text:p text:style-name="P12"/>
      <text:p text:style-name="P20">Where:</text:p>
      <text:list xml:id="list6720173289044900077" text:style-name="L3">
        <text:list-item>
          <text:p text:style-name="P52">Tair is the air temperature (from your time series data: <text:span text:style-name="Strong_20_Emphasis">Air Temp</text:span>).</text:p>
        </text:list-item>
        <text:list-item>
          <text:p text:style-name="P52">ItiltedI is the total irradiance on the tilted surface.</text:p>
        </text:list-item>
        <text:list-item>
          <text:p text:style-name="P22">NOCTs the <text:span text:style-name="Strong_20_Emphasis">Nominal Operating Cell Temperature</text:span> (typically provided in the solar panel specifications).</text:p>
        </text:list-item>
      </text:list>
      <text:p text:style-name="P12"><text:soft-page-break/></text:p>
      <text:h text:style-name="P2" text:outline-level="3"><text:span text:style-name="Strong_20_Emphasis"><text:span text:style-name="T1">Modeling Wind Speed’s Effect on Panel Temperature</text:span></text:span></text:h>
      <text:p text:style-name="Text_20_body">If we want to include the effect of wind speed on the panel temperature, we can modify the equation for <text:span text:style-name="Strong_20_Emphasis">cell temperature</text:span> to take wind speed into account. A common approach is to add a term that incorporates wind speed in the calculation of panel temperature.</text:p>
      <text:h text:style-name="Heading_20_4" text:outline-level="4">Updated Cell Temperature Formula with Wind Speed:</text:h>
      <text:p text:style-name="P12"/>
      <text:p text:style-name="P9"><text:span text:style-name="T1">Tcell​ = Tair + </text:span><text:span text:style-name="T1">(</text:span><text:span text:style-name="T1">Itilted/</text:span><text:span text:style-name="T1">800) </text:span><text:span text:style-name="T1">×</text:span><text:span text:style-name="T1">((</text:span><text:span text:style-name="T1">NOCT−20) / </text:span><text:span text:style-name="T1">(</text:span><text:span text:style-name="T1">1+0.1×WS</text:span><text:span text:style-name="T1">))</text:span></text:p>
      <text:p text:style-name="P12"/>
      <text:p text:style-name="P20">Where:</text:p>
      <text:list xml:id="list9183783650736126554" text:style-name="L4">
        <text:list-item>
          <text:p text:style-name="P23">WS is the <text:span text:style-name="Strong_20_Emphasis">wind speed</text:span> (from your time series data: <text:span text:style-name="Strong_20_Emphasis">WS_10m</text:span>). </text:p>
        </text:list-item>
        <text:list-item>
          <text:p text:style-name="P23">The term 0.1×WS0.1 \times WS0.1×WS adjusts the temperature reduction based on the wind speed. </text:p>
        </text:list-item>
        <text:list-item>
          <text:p text:style-name="P23">NOCT is the <text:span text:style-name="Strong_20_Emphasis">Nominal Operating Cell Temperature</text:span>, typically provided in the panel specifications. </text:p>
        </text:list-item>
      </text:list>
      <text:p text:style-name="Text_20_body"/>
      <text:h text:style-name="Heading_20_4" text:outline-level="4">Explanation:</text:h>
      <text:list xml:id="list837048458876096193" text:style-name="L5">
        <text:list-item>
          <text:p text:style-name="P53">The wind speed (WS) term is added to reduce the <text:span text:style-name="Strong_20_Emphasis">cell temperature</text:span>. As the wind speed increases, it cools the panels more, so the cell temperature decreases more quickly.</text:p>
        </text:list-item>
        <text:list-item>
          <text:p text:style-name="P24">At higher wind speeds, the cooling effect becomes more significant, reducing the impact of temperature on the panel's performance.</text:p>
        </text:list-item>
      </text:list>
      <text:p text:style-name="Text_20_body"/>
      <text:p text:style-name="P12"/>
      <text:p text:style-name="P12"/>
      <text:p text:style-name="P12"/>
      <text:p text:style-name="P12"/>
      <text:p text:style-name="P12"/>
      <text:h text:style-name="P5" text:outline-level="4"><text:span text:style-name="T1">5. </text:span><text:span text:style-name="Strong_20_Emphasis"><text:span text:style-name="T1">Power Output Adjustment for Temperature</text:span></text:span></text:h>
      <text:p text:style-name="Text_20_body">Once we have the cell temperature, we adjust the panel’s <text:span text:style-name="Strong_20_Emphasis">maximum power output</text:span> <text:span text:style-name="T3">Pmax</text:span> using a temperature coefficient <text:span text:style-name="T3">αPm </text:span>that accounts for the temperature effects on the panel's performance.</text:p>
      <text:p text:style-name="P9"><text:span text:style-name="Strong_20_Emphasis"><text:span text:style-name="T1">Formula</text:span></text:span><text:span text:style-name="T1">: </text:span></text:p>
      <text:p text:style-name="P12"/>
      <text:p text:style-name="P13">Padjusted​=Pmax​×[1+αPm​×(Tcell​−25)] </text:p>
      <text:p text:style-name="P12"/>
      <text:p text:style-name="P12"/>
      <text:p text:style-name="P12"/>
      <text:p text:style-name="P12">Where: </text:p>
      <text:list xml:id="list9120658863752087702" text:style-name="L6">
        <text:list-item>
          <text:p text:style-name="P54"><text:span text:style-name="T3">Pmax</text:span> is the rated maximum power output of the panel under standard test conditions (STC).</text:p>
        </text:list-item>
        <text:list-item>
          <text:p text:style-name="P25"><text:span text:style-name="T2">αPm</text:span><text:span text:style-name="T1">​ is the </text:span><text:span text:style-name="Strong_20_Emphasis"><text:span text:style-name="T1">temperature coefficient of power</text:span></text:span><text:span text:style-name="T1"> (typically given by the manufacturer). </text:span></text:p>
        </text:list-item>
        <text:list-item>
          <text:p text:style-name="P25"><text:span text:style-name="T2">Tcell</text:span><text:span text:style-name="T1"> is the panel's operating cell temperature. </text:span></text:p>
        </text:list-item>
      </text:list>
      <text:p text:style-name="P12"><text:soft-page-break/></text:p>
      <text:p text:style-name="P12"/>
      <text:h text:style-name="P5" text:outline-level="4"><text:span text:style-name="T1">6. </text:span><text:span text:style-name="Strong_20_Emphasis"><text:span text:style-name="T1">Final Power Output Calculation</text:span></text:span></text:h>
      <text:p text:style-name="Text_20_body">Finally, we calculate the actual <text:span text:style-name="Strong_20_Emphasis">power output</text:span> of the panel using the <text:span text:style-name="Strong_20_Emphasis">efficiency</text:span> of the solar panel and the <text:span text:style-name="Strong_20_Emphasis">tilted irradiance</text:span>.</text:p>
      <text:p text:style-name="Text_20_body"><text:span text:style-name="Strong_20_Emphasis">Formula</text:span>:</text:p>
      <text:p text:style-name="P12"><text:s/></text:p>
      <text:p text:style-name="P13">Poutput = η × Padjusted × (Itilted/1000)</text:p>
      <text:p text:style-name="P13"/>
      <text:p text:style-name="P9"><text:span text:style-name="T2">Where</text:span><text:span text:style-name="T1">:</text:span></text:p>
      <text:list xml:id="list101717771307633223" text:style-name="L7">
        <text:list-item>
          <text:p text:style-name="P15"><text:span text:style-name="T1">η is the panel’s </text:span><text:span text:style-name="Strong_20_Emphasis"><text:span text:style-name="T1">efficiency</text:span></text:span><text:span text:style-name="T1"> (typically given as a percentage, e.g., 14.6%). </text:span></text:p>
        </text:list-item>
        <text:list-item>
          <text:p text:style-name="P14">Padjusted​ is the maximum power output adjusted for temperature. </text:p>
        </text:list-item>
        <text:list-item>
          <text:p text:style-name="P14">Itilted​ is the total irradiance on the tilted surface. </text:p>
        </text:list-item>
        <text:list-item>
          <text:p text:style-name="P14">The factor 1/1000 is used to convert from watts per square meter (W/m²) to kilowatts per square meter (kW/m²). </text:p>
        </text:list-item>
      </text:list>
      <text:p text:style-name="P13"/>
      <text:p text:style-name="P13"/>
      <text:p text:style-name="P13"/>
      <text:h text:style-name="P11" text:outline-level="3"/>
      <text:h text:style-name="P11" text:outline-level="3"/>
      <text:h text:style-name="P11" text:outline-level="3">Summary of Where the Time Series Data is Used</text:h>
      <text:list xml:id="list1363384304904296257" text:style-name="L8">
        <text:list-item>
          <text:p text:style-name="P26"><text:span text:style-name="Strong_20_Emphasis">Air Temp</text:span>:</text:p>
          <text:list>
            <text:list-item>
              <text:p text:style-name="P55">Used to calculate the <text:span text:style-name="Strong_20_Emphasis">cell temperature</text:span> and adjust the panel’s efficiency.</text:p>
            </text:list-item>
          </text:list>
        </text:list-item>
        <text:list-item>
          <text:p text:style-name="P26"><text:span text:style-name="Strong_20_Emphasis">SolRad_Hor (Direct Horizontal Irradiance)</text:span>:</text:p>
          <text:list>
            <text:list-item>
              <text:p text:style-name="P55">Used to calculate the <text:span text:style-name="Strong_20_Emphasis">direct irradiance</text:span> on the tilted surface.</text:p>
            </text:list-item>
          </text:list>
        </text:list-item>
        <text:list-item>
          <text:p text:style-name="P26"><text:span text:style-name="Strong_20_Emphasis">SolRad_Dif (Diffuse Irradiance)</text:span>:</text:p>
          <text:list>
            <text:list-item>
              <text:p text:style-name="P55">Used to calculate the <text:span text:style-name="Strong_20_Emphasis">diffuse irradiance</text:span> on the tilted surface.</text:p>
            </text:list-item>
          </text:list>
        </text:list-item>
        <text:list-item>
          <text:p text:style-name="P26"><text:span text:style-name="Strong_20_Emphasis">WS_10m (Wind Speed)</text:span>:</text:p>
          <text:list>
            <text:list-item>
              <text:p text:style-name="P55">Can be used for more advanced cooling models, where <text:span text:style-name="Strong_20_Emphasis">wind</text:span> can help reduce the temperature of the panels and improve efficiency.</text:p>
            </text:list-item>
          </text:list>
        </text:list-item>
        <text:list-item>
          <text:p text:style-name="P26"><text:span text:style-name="Strong_20_Emphasis">RH (Relative Humidity)</text:span>:</text:p>
          <text:list>
            <text:list-item>
              <text:p text:style-name="P26">This can be used in more advanced models that account for <text:span text:style-name="Strong_20_Emphasis">humidity</text:span> impacts on sunlight attenuation (e.g., more humid air can scatter sunlight more, reducing irradiance).</text:p>
            </text:list-item>
          </text:list>
        </text:list-item>
      </text:list>
      <text:p text:style-name="P13"/>
      <text:p text:style-name="P13"/>
      <text:p text:style-name="P13"/>
      <text:p text:style-name="P13"/>
      <text:h text:style-name="P3" text:outline-level="3"><text:span text:style-name="T1">F</text:span><text:span text:style-name="T1">inal Power Output Formula (Simplified):</text:span></text:h>
      <text:p text:style-name="Text_20_body">Bringing it all together, the final power output of the panel at each hour is given by:</text:p>
      <text:p text:style-name="Text_20_body"><text:soft-page-break/><text:span text:style-name="T3">Poutput = η × Pmax × [1+αPm × (Tcell​−25)] × </text:span><text:span text:style-name="T2">(</text:span><text:span text:style-name="T3">Itilted / </text:span><text:span text:style-name="T2">1000)</text:span></text:p>
      <text:p text:style-name="Text_20_body">Where:</text:p>
      <text:list xml:id="list4815632941635973147" text:style-name="L9">
        <text:list-item>
          <text:p text:style-name="P56"><text:span text:style-name="Strong_20_Emphasis">Air Temp</text:span> influences the cell temperature.</text:p>
        </text:list-item>
        <text:list-item>
          <text:p text:style-name="P56"><text:span text:style-name="Strong_20_Emphasis">SolRad_Hor</text:span> and <text:span text:style-name="Strong_20_Emphasis">SolRad_Dif</text:span> are used to compute the total irradiance on the tilted panel.</text:p>
        </text:list-item>
        <text:list-item>
          <text:p text:style-name="P27"><text:span text:style-name="Strong_20_Emphasis">Wind Speed</text:span> and <text:span text:style-name="Strong_20_Emphasis">Relative Humidity</text:span> may optionally be used to refine cooling or irradiance models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80" text:outline-level="2"><text:soft-page-break/><text:span text:style-name="Strong_20_Emphasis">Mathematical Models Explained</text:span></text:h>
      <text:h text:style-name="Heading_20_3" text:outline-level="3"><text:span text:style-name="Strong_20_Emphasis">1. Solar Position Model</text:span></text:h>
      <text:p text:style-name="Text_20_body">Understanding the sun's position in the sky is crucial for calculating the solar irradiance on a tilted surface.</text:p>
      <text:h text:style-name="Heading_20_4" text:outline-level="4"><text:span text:style-name="Strong_20_Emphasis">Key Solar Angles</text:span></text:h>
      <text:list xml:id="list2631043098718844082" text:style-name="L13">
        <text:list-item>
          <text:p text:style-name="P57"><text:span text:style-name="Strong_20_Emphasis">Solar Zenith Angle (θₓ)</text:span>: The angle between the sun's rays and the vertical.</text:p>
        </text:list-item>
        <text:list-item>
          <text:p text:style-name="P28"><text:span text:style-name="Strong_20_Emphasis">Solar Azimuth Angle (γₓ)</text:span>: The compass direction from which the sunlight is coming.</text:p>
        </text:list-item>
      </text:list>
      <text:h text:style-name="Heading_20_4" text:outline-level="4"><text:span text:style-name="Strong_20_Emphasis">Calculations</text:span></text:h>
      <text:list xml:id="list4291400076563984617" text:style-name="L14">
        <text:list-item>
          <text:p text:style-name="P29"><text:span text:style-name="Strong_20_Emphasis">Julian Day (JD)</text:span>:</text:p>
          <text:p text:style-name="P58"><text:span text:style-name="T1">JD=Day of</text:span> the year + <text:span text:style-name="T1">(</text:span>Hour of the day<text:span text:style-name="T1">)/24</text:span></text:p>
          <text:p text:style-name="P58"><text:span text:style-name="T1"/></text:p>
        </text:list-item>
        <text:list-item>
          <text:p text:style-name="P29"><text:span text:style-name="Strong_20_Emphasis">Declination Angle (δ)</text:span>:</text:p>
          <text:list>
            <text:list-item>
              <text:p text:style-name="P58">Represents the tilt of the Earth's axis relative to its orbital plane.</text:p>
              <text:p text:style-name="P58"><text:span text:style-name="Strong_20_Emphasis">δ</text:span>=23.45∘ × sin(360∘× <text:span text:style-name="T1">(</text:span>284+n​) / 365<text:span text:style-name="T1">)</text:span></text:p>
            </text:list-item>
            <text:list-item>
              <text:p text:style-name="P58"><text:span text:style-name="Strong_20_Emphasis">n</text:span>: Day of the year (1 to 365)</text:p>
            </text:list-item>
          </text:list>
        </text:list-item>
        <text:list-item>
          <text:p text:style-name="P29"><text:span text:style-name="Strong_20_Emphasis">Time Correction Factor (TC)</text:span>:</text:p>
          <text:p text:style-name="P29">Accounts for the equation of time and longitude differences </text:p>
        </text:list-item>
      </text:list>
      <text:list xml:id="list181970084698204686" text:style-name="L21">
        <text:list-item>
          <text:list>
            <text:list-item>
              <text:p text:style-name="P60"><text:span text:style-name="T1">B=(360∘/365)</text:span>×(n−81) <text:line-break/>EOT = 9.87×sin⁡(2B)−7.53×cos⁡(B)−1.5×sin⁡(B)<text:line-break/> TC=4×(Longitude−Standard Meridian)+EOT</text:p>
            </text:list-item>
          </text:list>
        </text:list-item>
      </text:list>
      <text:list xml:id="list43488370" text:continue-list="list4291400076563984617" text:style-name="L14">
        <text:list-item>
          <text:p text:style-name="P29"><text:span text:style-name="Strong_20_Emphasis">Local Solar Time (LST)</text:span>:</text:p>
          <text:p text:style-name="P58">LST=Local Time+<text:span text:style-name="T1">(</text:span>TC/<text:span text:style-name="T1">60)</text:span>​</text:p>
        </text:list-item>
        <text:list-item>
          <text:p text:style-name="P29"><text:span text:style-name="Strong_20_Emphasis">Hour Angle (ω)</text:span>:</text:p>
          <text:list>
            <text:list-item>
              <text:p text:style-name="P58">The angular displacement of the sun east or west of the local meridian.</text:p>
            </text:list-item>
          </text:list>
          <text:p text:style-name="P58">ω=15∘×(LST−12)</text:p>
        </text:list-item>
        <text:list-item>
          <text:p text:style-name="P29"><text:span text:style-name="Strong_20_Emphasis">Solar Zenith Angle (θₓ)</text:span>:</text:p>
          <text:p text:style-name="P58">cos⁡θx=sin⁡φ×sin⁡δ+cos⁡φ×cos⁡δ×cos⁡ω</text:p>
          <text:list>
            <text:list-item>
              <text:p text:style-name="P58"><text:span text:style-name="Strong_20_Emphasis">φ</text:span>: Latitude</text:p>
            </text:list-item>
          </text:list>
        </text:list-item>
        <text:list-item>
          <text:p text:style-name="P29"><text:span text:style-name="Strong_20_Emphasis">Solar Azimuth Angle (γₓ)</text:span>:</text:p>
          <text:p text:style-name="P58">sin⁡γx = <text:span text:style-name="T1">(cos⁡δ × sin⁡ω)/sin⁡θx</text:span></text:p>
          <text:list>
            <text:list-item>
              <text:p text:style-name="P29">Adjustments are needed to determine the correct quadrant.</text:p>
            </text:list-item>
          </text:list>
        </text:list-item>
      </text:list>
      <text:h text:style-name="Heading_20_4" text:outline-level="4"><text:span text:style-name="Strong_20_Emphasis">Usage in Code</text:span></text:h>
      <text:list xml:id="list3332910214810871694" text:style-name="L15">
        <text:list-item>
          <text:p text:style-name="P59">The <text:span text:style-name="Source_20_Text">pvlib.solarposition.get_solarposition</text:span> function computes the solar zenith and azimuth angles using these equations internally.</text:p>
        </text:list-item>
        <text:list-item>
          <text:p text:style-name="P59">Inputs:</text:p>
          <text:list>
            <text:list-item>
              <text:p text:style-name="P59"><text:span text:style-name="Strong_20_Emphasis">Time Index</text:span>: Timestamps localized to the specific time zone.</text:p>
            </text:list-item>
            <text:list-item>
              <text:p text:style-name="P30"><text:soft-page-break/><text:span text:style-name="Strong_20_Emphasis">Latitude and Longitude</text:span>: Coordinates of the location.</text:p>
            </text:list-item>
          </text:list>
        </text:list-item>
      </text:list>
      <text:p text:style-name="P13"/>
      <text:h text:style-name="P11" text:outline-level="3"><text:span text:style-name="Strong_20_Emphasis">2. Solar Irradiance Calculation</text:span></text:h>
      <text:p text:style-name="Text_20_body">Calculating the solar irradiance on a tilted surface involves decomposing the global horizontal irradiance into its components and adjusting for the tilt and orientation of the panel.</text:p>
      <text:h text:style-name="Heading_20_4" text:outline-level="4"><text:span text:style-name="Strong_20_Emphasis">Components of Solar Irradiance</text:span></text:h>
      <text:list xml:id="list8212345322962468448" text:style-name="L22">
        <text:list-item>
          <text:p text:style-name="P31"><text:span text:style-name="Strong_20_Emphasis">Global Horizontal Irradiance (GHI)</text:span>:</text:p>
          <text:list>
            <text:list-item>
              <text:p text:style-name="P61">Total solar radiation received on a horizontal surface.</text:p>
            </text:list-item>
          </text:list>
        </text:list-item>
        <text:list-item>
          <text:p text:style-name="P31"><text:span text:style-name="Strong_20_Emphasis">Direct Normal Irradiance (DNI)</text:span>:</text:p>
          <text:list>
            <text:list-item>
              <text:p text:style-name="P61">Solar radiation received directly from the sun on a surface perpendicular to the sun's rays.</text:p>
            </text:list-item>
          </text:list>
        </text:list-item>
        <text:list-item>
          <text:p text:style-name="P31"><text:span text:style-name="Strong_20_Emphasis">Diffuse Horizontal Irradiance (DHI)</text:span>:</text:p>
          <text:list>
            <text:list-item>
              <text:p text:style-name="P31">Solar radiation scattered by the atmosphere and received from all directions.</text:p>
            </text:list-item>
          </text:list>
        </text:list-item>
      </text:list>
      <text:h text:style-name="Heading_20_4" text:outline-level="4"><text:span text:style-name="Strong_20_Emphasis">Diffuse Models</text:span></text:h>
      <text:list xml:id="list439506442055660460" text:style-name="L23">
        <text:list-item>
          <text:p text:style-name="P32"><text:span text:style-name="Strong_20_Emphasis">Hay-Davies Model</text:span>: Accounts for anisotropic diffuse irradiance and circumsolar brightness.</text:p>
        </text:list-item>
      </text:list>
      <text:h text:style-name="Heading_20_4" text:outline-level="4"><text:span text:style-name="Strong_20_Emphasis">Calculations</text:span></text:h>
      <text:list xml:id="list6513250496965712872" text:style-name="L24">
        <text:list-item>
          <text:p text:style-name="P33"><text:span text:style-name="Strong_20_Emphasis">Estimating DNI</text:span>:</text:p>
          <text:list>
            <text:list-item>
              <text:p text:style-name="P62"><text:span text:style-name="Strong_20_Emphasis">DISC Model</text:span>: Uses GHI and solar zenith angle to estimate DNI.</text:p>
            </text:list-item>
          </text:list>
          <text:p text:style-name="P33">DNI=Function of (GHI,θₓ)</text:p>
        </text:list-item>
      </text:list>
      <text:p text:style-name="P21"><text:span text:style-name="Strong_20_Emphasis"><text:s text:c="6"/>2. Extraterrestrial DNI (DNIₑₓₜᵣₐ)</text:span>:</text:p>
      <text:list xml:id="list7973168013441370483" text:style-name="L26">
        <text:list-item>
          <text:p text:style-name="P34">Solar constant adjusted for Earth-Sun distance.</text:p>
        </text:list-item>
      </text:list>
      <text:p text:style-name="P9"><text:span text:style-name="T2"><text:tab/></text:span>DNIextra = Isc × (1 + 0.033 × cos(360∘ <text:span text:style-name="T1">x </text:span>n<text:span text:style-name="T1">)/365</text:span>)) </text:p>
      <text:p text:style-name="P9"><text:tab/></text:p>
      <text:p text:style-name="P9"><text:tab/><text:span text:style-name="Strong_20_Emphasis">Iₛc</text:span>: Solar constant ≈ 1367 W/m² </text:p>
      <text:p text:style-name="P9"/>
      <text:p text:style-name="P36"><text:span text:style-name="Strong_20_Emphasis"><text:tab/>Total Irradiance on Tilted Surface (POA Global)</text:span>:</text:p>
      <text:list xml:id="list7301751839576246603" text:style-name="L27">
        <text:list-item>
          <text:p text:style-name="P35"><text:span text:style-name="Strong_20_Emphasis">Beam Component</text:span>:</text:p>
        </text:list-item>
        <text:list-item>
          <text:p text:style-name="P35">Ib = DNI × cosθi</text:p>
          <text:p text:style-name="P35"><text:span text:style-name="Strong_20_Emphasis">θᵢ</text:span>: Angle of incidence between the sun's rays and the panel normal. <text:s/></text:p>
        </text:list-item>
      </text:list>
      <text:p text:style-name="P9"><text:tab/><text:tab/>Cosθi = sinδ * sinφp + cosδ * cosφp * cosωp</text:p>
      <text:p text:style-name="P9"><text:tab/><text:tab/><text:span text:style-name="Strong_20_Emphasis">φ_p</text:span>: Panel tilt angle.</text:p>
      <text:p text:style-name="P9"/>
      <text:list xml:id="list9144791499955434088" text:style-name="L29">
        <text:list-header>
          <text:p text:style-name="P37"><text:span text:style-name="Strong_20_Emphasis"><text:s text:c="11"/>ω_p</text:span>: Adjusted hour angle for panel orientation. </text:p>
        </text:list-header>
      </text:list>
      <text:p text:style-name="Text_20_body"/>
      <text:p text:style-name="Text_20_body"/>
      <text:p text:style-name="Text_20_body"><text:soft-page-break/><text:tab/><text:span text:style-name="Strong_20_Emphasis">Diffuse Component</text:span> (Hay-Davies): </text:p>
      <text:p text:style-name="Text_20_body"><text:tab/>Id = DHI × (<text:span text:style-name="T1">(</text:span>1+cosφp<text:span text:style-name="T1">)/2</text:span>)×Fd</text:p>
      <text:p text:style-name="Text_20_body"><text:tab/><text:span text:style-name="Strong_20_Emphasis">F_d</text:span>: Anisotropy factor. </text:p>
      <text:p text:style-name="Text_20_body"/>
      <text:p text:style-name="Text_20_body"><text:span text:style-name="Strong_20_Emphasis">Ground Reflected Component</text:span>:</text:p>
      <text:p text:style-name="Text_20_body">Ir = (GHI − DHI − DNI × cos⁡θx) × ρg × <text:span text:style-name="T1">((1−cos⁡φp)/2)</text:span></text:p>
      <text:p text:style-name="Text_20_body"><text:span text:style-name="Strong_20_Emphasis"><text:span text:style-name="T1">ρ_g</text:span></text:span><text:span text:style-name="T1">: Ground albedo (reflectivity), typically around 0.2. </text:span></text:p>
      <text:p text:style-name="Text_20_body"><text:span text:style-name="T1"/></text:p>
      <text:p text:style-name="Text_20_body"><text:span text:style-name="Strong_20_Emphasis"><text:span text:style-name="T1">Total POA Irradiance</text:span></text:span><text:span text:style-name="T1">:</text:span></text:p>
      <text:p text:style-name="Text_20_body">POA Global = Ib+Id+Ir</text:p>
      <text:p text:style-name="Text_20_body"/>
      <text:h text:style-name="Heading_20_4" text:outline-level="4"><text:span text:style-name="Strong_20_Emphasis">Usage in Code</text:span></text:h>
      <text:list xml:id="list1886146817287810778" text:style-name="L30">
        <text:list-item>
          <text:p text:style-name="P63">The <text:span text:style-name="Source_20_Text">pvlib.irradiance.get_total_irradiance</text:span> function performs these calculations.</text:p>
        </text:list-item>
        <text:list-item>
          <text:p text:style-name="P63">Inputs:</text:p>
          <text:list>
            <text:list-item>
              <text:p text:style-name="P63">Solar angles (zenith and azimuth).</text:p>
            </text:list-item>
            <text:list-item>
              <text:p text:style-name="P63">Irradiance components (GHI, DNI, DHI).</text:p>
            </text:list-item>
            <text:list-item>
              <text:p text:style-name="P63">Panel tilt and azimuth angles.</text:p>
            </text:list-item>
            <text:list-item>
              <text:p text:style-name="P38"><text:span text:style-name="Source_20_Text">dni_extra</text:span> for models like Hay-Davies.</text:p>
            </text:list-item>
          </text:list>
        </text:list-item>
      </text:list>
      <text:p text:style-name="Text_20_body"/>
      <text:h text:style-name="Heading_20_3" text:outline-level="3"><text:span text:style-name="Strong_20_Emphasis">3. Cell Temperature Model</text:span></text:h>
      <text:p text:style-name="Text_20_body">The operating temperature of the solar cells affects their efficiency.</text:p>
      <text:h text:style-name="Heading_20_4" text:outline-level="4"><text:span text:style-name="Strong_20_Emphasis">Sandia Model</text:span></text:h>
      <text:p text:style-name="Text_20_body">The Sandia model estimates the cell temperature based on:</text:p>
      <text:p text:style-name="Text_20_body">Tcell = Tambient + (POA Global/<text:span text:style-name="T1">Eo</text:span>) × (a + b × <text:span text:style-name="T1">U</text:span>wind) </text:p>
      <text:list xml:id="list2986516334261522255" text:style-name="L31">
        <text:list-item>
          <text:p text:style-name="P64"><text:span text:style-name="Strong_20_Emphasis">Tcell</text:span>: Cell temperature (°C).</text:p>
        </text:list-item>
      </text:list>
      <text:list xml:id="list5582847797379781141" text:style-name="L32">
        <text:list-item>
          <text:p text:style-name="P65"><text:span text:style-name="Strong_20_Emphasis">Tambient: </text:span>Ambient air temperature (°C).</text:p>
        </text:list-item>
      </text:list>
      <text:list xml:id="list4220954923083021263" text:style-name="L33">
        <text:list-item>
          <text:p text:style-name="P66"><text:span text:style-name="Strong_20_Emphasis">E</text:span><text:span text:style-name="Strong_20_Emphasis"><text:span text:style-name="T1">o</text:span></text:span>: Reference irradiance, typically 1000 W/m².</text:p>
        </text:list-item>
      </text:list>
      <text:list xml:id="list1143590110504828671" text:style-name="L34">
        <text:list-item>
          <text:p text:style-name="P67"><text:span text:style-name="Strong_20_Emphasis"><text:span text:style-name="Strong_20_Emphasis"><text:span text:style-name="T1">U</text:span></text:span></text:span><text:span text:style-name="Strong_20_Emphasis">wind:</text:span> Wind speed at the module (m/s).</text:p>
        </text:list-item>
      </text:list>
      <text:list xml:id="list7892036268329678525" text:style-name="L35">
        <text:list-item>
          <text:p text:style-name="P39"><text:span text:style-name="Strong_20_Emphasis">a,b</text:span>: Empirical coefficients depending on the mounting configuration. </text:p>
        </text:list-item>
        <text:list-item>
          <text:h text:style-name="P10" text:outline-level="4"><text:span text:style-name="Strong_20_Emphasis">Coefficients</text:span></text:h>
        </text:list-item>
      </text:list>
      <text:p text:style-name="Text_20_body">For an open-rack, glass-glass module:</text:p>
      <text:list xml:id="list5886230693814841163" text:style-name="L36">
        <text:list-item>
          <text:p text:style-name="P68"><text:span text:style-name="Strong_20_Emphasis">a</text:span>: -3.47</text:p>
        </text:list-item>
        <text:list-item>
          <text:p text:style-name="P40"><text:span text:style-name="Strong_20_Emphasis">b</text:span>: -0.0594</text:p>
        </text:list-item>
      </text:list>
      <text:list xml:id="list43484748" text:continue-list="list7892036268329678525" text:style-name="L35">
        <text:list-header>
          <text:h text:style-name="P10" text:outline-level="4"><text:soft-page-break/><text:span text:style-name="Strong_20_Emphasis">Usage in Code</text:span></text:h>
        </text:list-header>
      </text:list>
      <text:list xml:id="list4377960608993337590" text:style-name="L37">
        <text:list-item>
          <text:p text:style-name="P69">The <text:span text:style-name="Source_20_Text">pvlib.temperature.sapm_cell</text:span> function calculates the cell temperature.</text:p>
        </text:list-item>
        <text:list-item>
          <text:p text:style-name="P69">Inputs:</text:p>
          <text:list>
            <text:list-item>
              <text:p text:style-name="P69">POA Global irradiance.</text:p>
            </text:list-item>
            <text:list-item>
              <text:p text:style-name="P69">Ambient temperature.</text:p>
            </text:list-item>
            <text:list-item>
              <text:p text:style-name="P69">Wind speed.</text:p>
            </text:list-item>
            <text:list-item>
              <text:p text:style-name="P41">Model parameters <text:span text:style-name="Source_20_Text">a</text:span>, <text:span text:style-name="Source_20_Text">b</text:span>, and <text:span text:style-name="Source_20_Text">ΔT</text:span>.</text:p>
            </text:list-item>
          </text:list>
        </text:list-item>
      </text:list>
      <text:h text:style-name="Heading_20_3" text:outline-level="3"><text:span text:style-name="Strong_20_Emphasis"><text:tab/>4. PVWatts DC Power Model</text:span></text:h>
      <text:p text:style-name="Text_20_body"><text:tab/>Calculates the DC power output of the solar panel.</text:p>
      <text:h text:style-name="Heading_20_4" text:outline-level="4"><text:span text:style-name="Strong_20_Emphasis"><text:tab/>Equation: </text:span></text:h>
      <text:p text:style-name="Text_20_body"><text:span text:style-name="Strong_20_Emphasis"><text:tab/><text:tab/><text:tab/>Pdc = Pdc0 × [Gpoa/</text:span><text:span text:style-name="Strong_20_Emphasis"><text:span text:style-name="T1">Gref] </text:span></text:span><text:span text:style-name="Strong_20_Emphasis">× [1 + γpdc × (Tcell−Tre</text:span><text:span text:style-name="Strong_20_Emphasis"><text:span text:style-name="T1">f</text:span></text:span><text:span text:style-name="Strong_20_Emphasis">)] </text:span></text:p>
      <text:p text:style-name="Text_20_body"><text:span text:style-name="Strong_20_Emphasis"/></text:p>
      <text:list xml:id="list645346782941981080" text:style-name="L38">
        <text:list-item>
          <text:p text:style-name="P70"><text:span text:style-name="Strong_20_Emphasis">Pdc: DC power output (W).</text:span></text:p>
        </text:list-item>
      </text:list>
      <text:list xml:id="list1137248757935534487" text:style-name="L39">
        <text:list-item>
          <text:p text:style-name="P71"><text:span text:style-name="Strong_20_Emphasis">Pdc0:</text:span> Rated DC power at reference conditions (W).</text:p>
        </text:list-item>
      </text:list>
      <text:list xml:id="list3333703124927760689" text:style-name="L40">
        <text:list-item>
          <text:p text:style-name="P72"><text:span text:style-name="Strong_20_Emphasis">Gpoa:</text:span> Plane-of-array irradiance (W/m²).</text:p>
        </text:list-item>
      </text:list>
      <text:list xml:id="list956019513967554956" text:style-name="L41">
        <text:list-item>
          <text:p text:style-name="P73"><text:span text:style-name="Strong_20_Emphasis">Gref:</text:span> Reference irradiance, typically 1000 W/m².</text:p>
        </text:list-item>
      </text:list>
      <text:list xml:id="list8691117197873958091" text:style-name="L42">
        <text:list-item>
          <text:p text:style-name="P74"><text:span text:style-name="Strong_20_Emphasis">γpdc</text:span>: Temperature coefficient of power (1/°C).</text:p>
        </text:list-item>
      </text:list>
      <text:list xml:id="list6411680666776792190" text:style-name="L43">
        <text:list-item>
          <text:p text:style-name="P75"><text:span text:style-name="Strong_20_Emphasis">Tcell</text:span>: Cell temperature (°C).</text:p>
        </text:list-item>
      </text:list>
      <text:list xml:id="list4737637895112646701" text:style-name="L44">
        <text:list-item>
          <text:p text:style-name="P42"><text:span text:style-name="Strong_20_Emphasis">Tref:</text:span> Reference temperature, typically 25°C. </text:p>
        </text:list-item>
      </text:list>
      <text:p text:style-name="Text_20_body"><text:span text:style-name="Strong_20_Emphasis"/></text:p>
      <text:h text:style-name="Heading_20_4" text:outline-level="4"><text:span text:style-name="Strong_20_Emphasis">Usage in Code</text:span></text:h>
      <text:list xml:id="list1264551407948963286" text:style-name="L45">
        <text:list-item>
          <text:p text:style-name="P76">The <text:span text:style-name="Source_20_Text">pvlib.pvsystem.pvwatts_dc</text:span> function calculates DC power.</text:p>
        </text:list-item>
        <text:list-item>
          <text:p text:style-name="P76">Inputs:</text:p>
          <text:list>
            <text:list-item>
              <text:p text:style-name="P76"><text:span text:style-name="Source_20_Text">g_poa_effective</text:span> (POA irradiance).</text:p>
            </text:list-item>
            <text:list-item>
              <text:p text:style-name="P76"><text:span text:style-name="Source_20_Text">temp_cell</text:span> (cell temperature).</text:p>
            </text:list-item>
            <text:list-item>
              <text:p text:style-name="P76"><text:span text:style-name="Source_20_Text">pdc0</text:span> (rated DC power).</text:p>
            </text:list-item>
            <text:list-item>
              <text:p text:style-name="P43"><text:span text:style-name="Source_20_Text">gamma_pdc</text:span> (temperature coefficient).</text:p>
            </text:list-item>
          </text:list>
        </text:list-item>
      </text:list>
      <text:h text:style-name="Heading_20_3" text:outline-level="3"><text:span text:style-name="Strong_20_Emphasis">5. PVWatts Inverter (AC Power) Model</text:span></text:h>
      <text:p text:style-name="Text_20_body">Calculates the AC power output, accounting for inverter efficiency and clipping.</text:p>
      <text:h text:style-name="Heading_20_4" text:outline-level="4"><text:span text:style-name="Strong_20_Emphasis">Equation</text:span></text:h>
      <text:p text:style-name="Text_20_body">Pac = Pdc × ηinv</text:p>
      <text:p text:style-name="P19"><text:span text:style-name="Strong_20_Emphasis"><text:tab/>Pac:</text:span> AC power output (W).</text:p>
      <text:list xml:id="list2201081535297128025" text:style-name="L47">
        <text:list-item>
          <text:p text:style-name="P77"><text:span text:style-name="Strong_20_Emphasis">Pdc</text:span>: DC power input to the inverter (W).</text:p>
        </text:list-item>
      </text:list>
      <text:list xml:id="list8205378774463050535" text:style-name="L48">
        <text:list-item>
          <text:p text:style-name="P44"><text:span text:style-name="Strong_20_Emphasis">ηinv</text:span>: Inverter efficiency (unitless). </text:p>
        </text:list-item>
      </text:list>
      <text:p text:style-name="Text_20_body"/>
      <text:h text:style-name="Heading_20_4" text:outline-level="4"><text:soft-page-break/><text:span text:style-name="Strong_20_Emphasis">Inverter Efficiency</text:span></text:h>
      <text:list xml:id="list2045572978175209924" text:style-name="L49">
        <text:list-item>
          <text:p text:style-name="P45">The PVWatts inverter model accounts for efficiency variations and clipping:</text:p>
        </text:list-item>
      </text:list>
      <text:p text:style-name="Text_20_body"/>
      <text:p text:style-name="Text_20_body"><text:tab/>ηinv = ηinv_nom × (Pd<text:span text:style-name="T1">c/Pdc0</text:span>) </text:p>
      <text:p text:style-name="Text_20_body"><text:span text:style-name="Strong_20_Emphasis"><text:tab/>ηinv_nom</text:span>: Nominal inverter efficiency at reference conditions.</text:p>
      <text:list xml:id="list8723954393986572630" text:style-name="L51">
        <text:list-item>
          <text:p text:style-name="P46"><text:span text:style-name="Strong_20_Emphasis">Pdc</text:span><text:span text:style-name="Strong_20_Emphasis"><text:span text:style-name="T1">0</text:span></text:span>: Inverter's rated DC input power (W). </text:p>
        </text:list-item>
        <text:list-item>
          <text:p text:style-name="P46">Clipping occurs when Pdc&gt;Pdc<text:span text:style-name="T1">0</text:span> limiting <text:span text:style-name="T1">Pac to</text:span> the inverter's maximum capacity. </text:p>
        </text:list-item>
      </text:list>
      <text:p text:style-name="Text_20_body"/>
      <text:p text:style-name="Text_20_body"><text:tab/><text:span text:style-name="Strong_20_Emphasis">Usage in Code</text:span></text:p>
      <text:list xml:id="list8021561976723589510" text:style-name="L52">
        <text:list-item>
          <text:p text:style-name="P78">The <text:span text:style-name="Source_20_Text">pvlib.inverter.pvwatts</text:span> function calculates AC power.</text:p>
        </text:list-item>
        <text:list-item>
          <text:p text:style-name="P78">Inputs:</text:p>
          <text:list>
            <text:list-item>
              <text:p text:style-name="P78"><text:span text:style-name="Source_20_Text">pdc</text:span> (DC power input).</text:p>
            </text:list-item>
            <text:list-item>
              <text:p text:style-name="P78"><text:span text:style-name="Source_20_Text">pdc0</text:span> (inverter's rated DC input power).</text:p>
            </text:list-item>
            <text:list-item>
              <text:p text:style-name="P78"><text:span text:style-name="Source_20_Text">eta_inv_nom</text:span> (nominal inverter efficiency).</text:p>
            </text:list-item>
            <text:list-item>
              <text:p text:style-name="P47"><text:span text:style-name="Source_20_Text">eta_inv_ref</text:span> (reference inverter efficiency).</text:p>
            </text:list-item>
          </text:list>
        </text:list-item>
      </text:list>
      <text:p text:style-name="Text_20_body"/>
      <text:h text:style-name="Heading_20_3" text:outline-level="3"><text:span text:style-name="Strong_20_Emphasis">6. Annual Energy Production</text:span></text:h>
      <text:list xml:id="list1684790033868575809" text:style-name="L53">
        <text:list-item>
          <text:p text:style-name="P79">The annual energy production is calculated by summing the hourly AC power outputs over the year.</text:p>
        </text:list-item>
        <text:list-item>
          <text:p text:style-name="P48">Conversion to kilowatt-hours (kWh):<text:line-break/><text:line-break/>Annual Energy (kWh) = ∑<text:span text:style-name="T1">^N</text:span>(Pac,t/1000) </text:p>
        </text:list-item>
      </text:list>
      <text:p text:style-name="Text_20_body"><text:tab/><text:tab/><text:tab/><text:tab/> <text:s text:c="4"/><text:span text:style-name="T1">t=1</text:span></text:p>
      <text:p text:style-name="Text_20_body"><text:span text:style-name="T1"/></text:p>
      <text:p text:style-name="Text_20_body"><text:span text:style-name="Strong_20_Emphasis"><text:span text:style-name="T1"><text:tab/>N</text:span></text:span><text:span text:style-name="T1">: Number of hours in the year (typically 8760).</text:span></text:p>
      <text:list xml:id="list8903111580154997865" text:style-name="L55">
        <text:list-item>
          <text:p text:style-name="P49"><text:span text:style-name="Strong_20_Emphasis">Pac,</text:span><text:span text:style-name="Strong_20_Emphasis"><text:span text:style-name="T1">t: </text:span></text:span><text:s/>AC power output at time t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/>
      <style:text-properties style:font-name="Liberation Serif" fo:font-size="12pt" fo:font-weight="bold" style:font-name-asian="NSimSun" style:font-size-asian="12pt" style:font-weight-asian="bold" style:font-name-complex="Arial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/>
      <style:text-properties style:font-name="Liberation Serif" fo:font-size="10pt" fo:font-weight="bold" style:font-name-asian="NSimSun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21:52:03.575000000</meta:creation-date>
    <dc:date>2024-09-16T23:22:53.26</dc:date>
    <meta:editing-duration>PT36M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0" meta:paragraph-count="230" meta:word-count="1856" meta:character-count="11449"/>
  </office:meta>
</office:document-meta>
</file>